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56cm" fo:min-width="9.4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5pt" fo:font-weight="bold" style:font-size-asian="18pt" style:font-size-complex="18pt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906cm" svg:height="3.81cm" svg:x="1.889cm" svg:y="3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629cm" svg:height="3.043cm" svg:x="2.07cm" svg:y="3.491cm">
            <draw:text-box>
              <text:p><text:span text:style-name="T1">Emoji-Facts:</text:span></text:p>
              <text:p><text:span text:style-name="T2"/></text:p>
              <text:p><text:span text:style-name="T2">Although closely similar and </text:span></text:p>
              <text:p><text:span text:style-name="T2">even overlapped by unicode.org, </text:span></text:p>
              <text:p><text:span text:style-name="T2">emojis and emoticons are different things!</text:span></text:p>
            </draw:text-box>
          </draw:frame>
        </draw:g>
        <draw:g>
          <draw:custom-shape draw:style-name="gr1" draw:text-style-name="P1" draw:layer="layout" svg:width="9.906cm" svg:height="3.81cm" svg:x="12.389cm" svg:y="3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798cm" svg:height="3.594cm" svg:x="12.57cm" svg:y="3.491cm">
            <draw:text-box>
              <text:p><text:span text:style-name="T1">Emoji-Facts:</text:span></text:p>
              <text:p><text:span text:style-name="T2"/></text:p>
              <text:p><text:span text:style-name="T2">According to socialnomics.net, 92% of the </text:span></text:p>
              <text:p><text:span text:style-name="T2">online population has used emojis at least </text:span></text:p>
              <text:p><text:span text:style-name="T2">once in some of their social media </text:span></text:p>
              <text:p><text:span text:style-name="T2">communications </text:span></text:p>
            </draw:text-box>
          </draw:frame>
        </draw:g>
        <draw:g>
          <draw:custom-shape draw:style-name="gr1" draw:text-style-name="P1" draw:layer="layout" svg:width="9.906cm" svg:height="3.81cm" svg:x="1.789cm" svg:y="8.7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629cm" svg:height="3.043cm" svg:x="1.97cm" svg:y="9.091cm">
            <draw:text-box>
              <text:p><text:span text:style-name="T1">Emoji-Facts:</text:span></text:p>
              <text:p><text:span text:style-name="T2"/></text:p>
              <text:p><text:span text:style-name="T2">Although closely similar and </text:span></text:p>
              <text:p><text:span text:style-name="T2">even overlapped by unicode.org, </text:span></text:p>
              <text:p><text:span text:style-name="T2">emojis and emoticons are different things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1:37:07.097376794</meta:creation-date>
    <dc:date>2017-12-01T12:06:41.037342677</dc:date>
    <meta:editing-duration>PT1M5S</meta:editing-duration>
    <meta:editing-cycles>1</meta:editing-cycles>
    <meta:document-statistic meta:object-count="9"/>
    <meta:generator>LibreOffice/5.1.6.2$Linux_X86_64 LibreOffice_project/10m0$Build-2</meta:generator>
  </office:meta>
</office:document-meta>
</file>